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avez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/>
            <text:p/>
            <text:p/>
            <text:p/>
            <text:p/>
            <text:p/>
            <text:p/>
            <text:p>*working ti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Wavez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mmunity run</text:p>
              </text:list-item>
              <text:list-item>
                <text:p>Adoptable (any scale)</text:p>
              </text:list-item>
              <text:list-item>
                <text:p>Ecosyste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Does Wavez Work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pp</text:p>
              </text:list-item>
              <text:list-item>
                <text:p>Map</text:p>
              </text:list-item>
              <text:list-item>
                <text:p>Catego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doptability/Benefi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mall scale benefits/incentives (adoptability)</text:p>
              </text:list-item>
              <text:list-item>
                <text:p>Large scale exponentially increased benefits</text:p>
              </text:list-item>
              <text:list-item>
                <text:p>Ecosystem/list of benefi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emonstra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ologi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rebase</text:p>
              </text:list-item>
              <text:list-item>
                <text:p>Maps API</text:p>
              </text:list-item>
              <text:list-item>
                <text:p>MIT App Inventor</text:p>
              </text:list-item>
              <text:list-item>
                <text:p>Javascript/HTML/CS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 and Fut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ocial media</text:p>
              </text:list-item>
              <text:list-item>
                <text:p>Google vision api</text:p>
              </text:list-item>
              <text:list-item>
                <text:p>Geolo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10:59:10.024259354</meta:creation-date>
    <meta:editing-duration>PT52M36S</meta:editing-duration>
    <meta:editing-cycles>5</meta:editing-cycles>
    <meta:generator>LibreOffice/6.0.1.1$Linux_X86_64 LibreOffice_project/00m0$Build-1</meta:generator>
    <dc:title>Alizarin</dc:title>
    <dc:date>2018-02-11T15:20:59.407715817</dc:date>
    <meta:document-statistic meta:object-count="65"/>
  </office:meta>
</office:document-meta>
</file>